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Programme" svg:font-family="Programme, Arial, sans-serif"/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d5b9e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a4f2f" officeooo:paragraph-rsid="002c0552" style:font-name-asian="Liberation Mono" style:font-size-asian="24pt" style:font-weight-asian="bold" style:font-name-complex="Liberation Mono" style:font-size-complex="24pt" style:font-weight-complex="bold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c0552" officeooo:paragraph-rsid="002c0552" style:font-name-asian="Liberation Mono" style:font-size-asian="24pt" style:font-weight-asian="bold" style:font-name-complex="Liberation Mono" style:font-size-complex="24pt" style:font-weight-complex="bold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bold" officeooo:rsid="002677af" officeooo:paragraph-rsid="002677af" style:font-name-asian="Liberation Mono" style:font-size-asian="24pt" style:font-weight-asian="bold" style:font-name-complex="Liberation Mono" style:font-size-complex="24pt" style:font-weight-complex="bold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4f2f" officeooo:paragraph-rsid="002a4f2f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c0552" officeooo:paragraph-rsid="002c0552" style:font-name-asian="Liberation Mono" style:font-size-asian="18pt" style:font-name-complex="Liberation Mono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ea6ac" officeooo:paragraph-rsid="002ea6ac" style:font-name-asian="Liberation Mono" style:font-size-asian="18pt" style:font-name-complex="Liberation Mono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c0552" officeooo:paragraph-rsid="002c0552" style:font-name-asian="Liberation Mono" style:font-size-asian="18pt" style:font-weight-asian="bold" style:font-name-complex="Liberation Mono" style:font-size-complex="18pt" style:font-weight-complex="bold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ea6ac" officeooo:paragraph-rsid="002ea6ac" style:font-size-asian="18pt" style:font-size-complex="18pt"/>
    </style:style>
    <style:style style:name="P10" style:family="paragraph" style:parent-style-name="Preformatted_20_Text">
      <style:text-properties officeooo:rsid="002c0552" officeooo:paragraph-rsid="002c0552"/>
    </style:style>
    <style:style style:name="P11" style:family="paragraph" style:parent-style-name="Preformatted_20_Text">
      <style:text-properties officeooo:paragraph-rsid="002c0552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Standard">
      <style:text-properties officeooo:paragraph-rsid="0023e9f6"/>
    </style:style>
    <style:style style:name="P14" style:family="paragraph" style:parent-style-name="Standard">
      <style:text-properties fo:font-size="18pt" officeooo:rsid="002c0552" officeooo:paragraph-rsid="0023e9f6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4f2f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cce2d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c0552" style:font-name-asian="Liberation Mono" style:font-size-asian="18pt" style:font-weight-asian="bold" style:font-name-complex="Liberation Mono" style:font-size-complex="18pt" style:font-weight-complex="bold"/>
    </style:style>
    <style:style style:name="T5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c0552" style:font-name-asian="Liberation Mono" style:font-size-asian="16pt" style:font-weight-asian="bold" style:font-name-complex="Liberation Mono" style:font-size-complex="16pt" style:font-weight-complex="bold"/>
    </style:style>
    <style:style style:name="T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ea6ac" style:font-name-asian="Liberation Mono" style:font-size-asian="16pt" style:font-weight-asian="bold" style:font-name-complex="Liberation Mono" style:font-size-complex="16pt" style:font-weight-complex="bold"/>
    </style:style>
    <style:style style:name="T7" style:family="text">
      <style:text-properties fo:font-variant="normal" fo:text-transform="none" fo:color="#212121" loext:opacity="100%" style:text-position="super 58%" style:font-name="Roboto Mono" fo:font-size="16pt" fo:letter-spacing="normal" fo:font-style="normal" fo:font-weight="normal" officeooo:rsid="002c0552" style:font-name-asian="Liberation Mono" style:font-size-asian="16pt" style:font-weight-asian="bold" style:font-name-complex="Liberation Mono" style:font-size-complex="16pt" style:font-weight-complex="bold"/>
    </style:style>
    <style:style style:name="T8" style:family="text">
      <style:text-properties fo:font-size="36pt" officeooo:rsid="000a0946" style:font-size-asian="36pt" style:font-size-complex="36pt"/>
    </style:style>
    <style:style style:name="T9" style:family="text">
      <style:text-properties fo:font-size="36pt" officeooo:rsid="002c0552" style:font-size-asian="36pt" style:font-size-complex="36pt"/>
    </style:style>
    <style:style style:name="T10" style:family="text">
      <style:text-properties fo:font-size="36pt" officeooo:rsid="002ea918" style:font-size-asian="36pt" style:font-size-complex="36pt"/>
    </style:style>
    <style:style style:name="T11" style:family="text">
      <style:text-properties fo:font-size="32pt" officeooo:rsid="002c0552" style:font-size-asian="32pt" style:font-size-complex="32pt"/>
    </style:style>
    <style:style style:name="T12" style:family="text">
      <style:text-properties officeooo:rsid="000a0946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officeooo:rsid="00202d87" style:font-size-asian="18pt" style:font-size-complex="18pt"/>
    </style:style>
    <style:style style:name="T15" style:family="text">
      <style:text-properties fo:font-size="18pt" officeooo:rsid="0023e9f6" style:font-size-asian="18pt" style:font-size-complex="18pt"/>
    </style:style>
    <style:style style:name="T16" style:family="text">
      <style:text-properties fo:font-size="18pt" officeooo:rsid="002c0552" style:font-size-asian="18pt" style:font-size-complex="18pt"/>
    </style:style>
    <style:style style:name="T17" style:family="text">
      <style:text-properties style:text-position="super 58%" fo:font-size="18pt" style:font-size-asian="18pt" style:font-size-complex="18pt"/>
    </style:style>
    <style:style style:name="T18" style:family="text">
      <style:text-properties fo:font-size="28pt" officeooo:rsid="002c0552" style:font-size-asian="28pt" style:font-size-complex="28pt"/>
    </style:style>
    <style:style style:name="T19" style:family="text">
      <style:text-properties fo:font-size="26pt" officeooo:rsid="002c0552" style:font-size-asian="26pt" style:font-size-complex="26pt"/>
    </style:style>
    <style:style style:name="T20" style:family="text">
      <style:text-properties fo:font-size="24pt" officeooo:rsid="002c0552" style:font-size-asian="24pt" style:font-size-complex="24pt"/>
    </style:style>
    <style:style style:name="T21" style:family="text">
      <style:text-properties fo:font-size="22pt" officeooo:rsid="002c0552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0">39 - </text:span><text:span text:style-name="T9">Violent Femmes</text:span><text:span text:style-name="T8"> – </text:span><text:span text:style-name="T21">American Music</text:span></text:p>
      <text:p text:style-name="P13"><text:span text:style-name="T14">O</text:span><text:span text:style-name="T15">rginal key: </text:span><text:span text:style-name="T16">C</text:span><text:span text:style-name="T15"> <text:s text:c="3"/>Us: </text:span><text:span text:style-name="T16">Same</text:span></text:p>
      <text:p text:style-name="P14"/>
      <text:p text:style-name="P9">Try KORG:DRUM to reinforce Jer</text:p>
      <text:p text:style-name="P9">Shuffle rhythm (changes to str8 at end)</text:p>
      <text:p text:style-name="P9"/>
      <text:p text:style-name="P2">[Verse] C | F G [4x]</text:p>
      <text:p text:style-name="P4"/>
      <text:p text:style-name="P2">[Chorus] </text:p>
      <text:p text:style-name="P2">am | E | F | G | G</text:p>
      <text:p text:style-name="P3">C <text:s/>| F | C | G</text:p>
      <text:p text:style-name="P3">^^^^^^^<text:span text:style-name="T13"> 2</text:span><text:span text:style-name="T17">nd</text:span><text:span text:style-name="T13"> chorus: played 2x</text:span></text:p>
      <text:p text:style-name="P11"><text:span text:style-name="T4"><text:s text:c="10"/></text:span><text:span text:style-name="T5">3</text:span><text:span text:style-name="T7">rd</text:span><text:span text:style-name="T5"> chorus: </text:span><text:span text:style-name="T6">repeat intro chords (?)</text:span></text:p>
      <text:p text:style-name="P8"><text:s text:c="10"/></text:p>
      <text:p text:style-name="P4"/>
      <text:p text:style-name="P4"><text:span text:style-name="T12">P</text:span>lan</text:p>
      <text:p text:style-name="P10"><text:span text:style-name="T1">1 </text:span><text:span text:style-name="T2">S</text:span><text:span text:style-name="T1">low Verse (solo voice &amp; guitar)</text:span></text:p>
      <text:p text:style-name="P6">2 Verses with Band</text:p>
      <text:p text:style-name="P10"><text:span text:style-name="T1">Chorus </text:span><text:span text:style-name="T3">1</text:span></text:p>
      <text:p text:style-name="P6">Verse</text:p>
      <text:p text:style-name="P10"><text:span text:style-name="T1">Chorus </text:span><text:span text:style-name="T3">2 (see change)</text:span></text:p>
      <text:p text:style-name="P6">Guitar solo (over 1 verse)</text:p>
      <text:p text:style-name="P6">2 Verses a capella</text:p>
      <text:p text:style-name="P10"><text:span text:style-name="T1">Chorus </text:span><text:span text:style-name="T3">3 (see change)</text:span></text:p>
      <text:p text:style-name="P6"/>
      <text:p text:style-name="P7">Ending: Jer will do a roll to signal</text:p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Programme" svg:font-family="Programme, Arial, sans-serif"/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12T11:34:06.075838210</dc:date>
    <meta:editing-duration>PT3H27M31S</meta:editing-duration>
    <meta:editing-cycles>21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1" meta:word-count="97" meta:character-count="467" meta:non-whitespace-character-count="364"/>
  </office:meta>
</office:document-meta>
</file>